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'dart:convert';</text:p>
      <text:p text:style-name="Standard"/>
      <text:p text:style-name="Standard">void main() {</text:p>
      <text:p text:style-name="Standard"/>
      <text:p text:style-name="Standard"><text:s text:c="2"/>List&lt;Map&lt;String, dynamic&gt;&gt; students = [</text:p>
      <text:p text:style-name="Standard"><text:s text:c="4"/>{"name": "Alice", "scores": [85, 90, 78]},</text:p>
      <text:p text:style-name="Standard"><text:s text:c="4"/>{"name": "Bob", "scores": [88, 76, 95]},</text:p>
      <text:p text:style-name="Standard"><text:s text:c="4"/>{"name": "Charlie", "scores": [90, 92, 85]}</text:p>
      <text:p text:style-name="Standard"><text:s text:c="2"/>];</text:p>
      <text:p text:style-name="Standard"/>
      <text:p text:style-name="Standard"><text:s text:c="2"/>Map&lt;String, double&gt; averageScores = {};</text:p>
      <text:p text:style-name="Standard"/>
      <text:p text:style-name="Standard"><text:s text:c="2"/>for (var student in students) {</text:p>
      <text:p text:style-name="Standard"><text:s text:c="4"/>String name = student['name'];</text:p>
      <text:p text:style-name="Standard"><text:s text:c="4"/>List&lt;int&gt; scores = List&lt;int&gt;.from(student['scores']);</text:p>
      <text:p text:style-name="Standard"><text:s text:c="4"/>double average = scores.reduce((a, b) =&gt; a + b) / scores.length;</text:p>
      <text:p text:style-name="Standard"><text:s text:c="4"/>averageScores[name] = double.parse(average.toStringAsFixed(2));</text:p>
      <text:p text:style-name="Standard"><text:s text:c="2"/>}</text:p>
      <text:p text:style-name="Standard"/>
      <text:p text:style-name="Standard"><text:s text:c="2"/>var sortedEntries = averageScores.entries.toList()</text:p>
      <text:p text:style-name="Standard"><text:s text:c="4"/>..sort((a, b) =&gt; b.value.compareTo(a.value));</text:p>
      <text:p text:style-name="Standard"/>
      <text:p text:style-name="Standard"><text:s text:c="2"/>Map&lt;String, double&gt; sortedMap = {</text:p>
      <text:p text:style-name="Standard"><text:s text:c="4"/>for (var entry in sortedEntries) entry.key: entry.value</text:p>
      <text:p text:style-name="Standard"><text:s text:c="2"/>};</text:p>
      <text:p text:style-name="P1"/>
      <text:p text:style-name="Standard"><text:s text:c="2"/>print(sortedMap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5T23:17:36.439621471</meta:creation-date>
    <dc:date>2025-06-25T23:21:09.697373846</dc:date>
    <meta:editing-duration>PT3M33S</meta:editing-duration>
    <meta:editing-cycles>1</meta:editing-cycles>
    <meta:document-statistic meta:table-count="0" meta:image-count="0" meta:object-count="0" meta:page-count="1" meta:paragraph-count="21" meta:word-count="86" meta:character-count="739" meta:non-whitespace-character-count="620"/>
    <meta:generator>LibreOffice/6.4.7.2$Linux_X86_64 LibreOffice_project/40$Build-2</meta:generator>
  </office:meta>
</office:document-meta>
</file>